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0c353d" officeooo:paragraph-rsid="000c353d"/>
    </style:style>
    <style:style style:name="P2" style:family="paragraph" style:parent-style-name="Heading_20_1">
      <style:text-properties officeooo:paragraph-rsid="000dc1f8"/>
    </style:style>
    <style:style style:name="P3" style:family="paragraph" style:parent-style-name="Heading_20_2">
      <style:text-properties officeooo:paragraph-rsid="000dc1f8"/>
    </style:style>
    <style:style style:name="P4" style:family="paragraph" style:parent-style-name="Standard" style:list-style-name="L1">
      <style:paragraph-properties style:writing-mode="lr-tb"/>
      <style:text-properties officeooo:rsid="000dc1f8" officeooo:paragraph-rsid="000dc1f8"/>
    </style:style>
    <style:style style:name="P5" style:family="paragraph" style:parent-style-name="Standard" style:list-style-name="L2">
      <style:paragraph-properties style:writing-mode="lr-tb"/>
      <style:text-properties officeooo:rsid="000dc1f8" officeooo:paragraph-rsid="000dc1f8"/>
    </style:style>
    <style:style style:name="P6" style:family="paragraph" style:parent-style-name="Standard">
      <style:paragraph-properties style:writing-mode="lr-tb"/>
      <style:text-properties officeooo:rsid="000dc1f8" officeooo:paragraph-rsid="000e68d5"/>
    </style:style>
    <style:style style:name="P7" style:family="paragraph" style:parent-style-name="Standard">
      <style:paragraph-properties style:writing-mode="lr-tb"/>
      <style:text-properties officeooo:rsid="000ff41b" officeooo:paragraph-rsid="000ff41b"/>
    </style:style>
    <style:style style:name="P8" style:family="paragraph" style:parent-style-name="Standard">
      <style:paragraph-properties fo:text-align="end" style:justify-single-word="false" style:writing-mode="lr-tb"/>
      <style:text-properties officeooo:rsid="000ff41b" officeooo:paragraph-rsid="000ff41b"/>
    </style:style>
    <style:style style:name="P9" style:family="paragraph" style:parent-style-name="Standard">
      <style:paragraph-properties fo:text-align="center" style:justify-single-word="false" style:writing-mode="lr-tb"/>
      <style:text-properties officeooo:rsid="000ff41b" officeooo:paragraph-rsid="000ff41b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0ff41b" officeooo:paragraph-rsid="000ff41b"/>
    </style:style>
    <style:style style:name="P11" style:family="paragraph" style:parent-style-name="Standard">
      <style:paragraph-properties style:writing-mode="lr-tb"/>
      <style:text-properties fo:color="#c9211e" loext:opacity="100%" officeooo:rsid="000dc1f8" officeooo:paragraph-rsid="000e68d5"/>
    </style:style>
    <style:style style:name="T1" style:family="text">
      <style:text-properties officeooo:rsid="000dc1f8"/>
    </style:style>
    <style:style style:name="T2" style:family="text">
      <style:text-properties style:font-name="Liberation Sans" fo:font-size="16.1000003814697pt" fo:font-weight="bold" officeooo:rsid="000dc1f8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3" style:family="text">
      <style:text-properties officeooo:rsid="000c35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P2" text:outline-level="1"><text:span text:style-name="T1">Heading 1</text:span></text:h>
      <text:h text:style-name="P3" text:outline-level="2"><text:span text:style-name="T1">Heading </text:span><text:span text:style-name="T2">2</text:span></text:h>
      <text:p text:style-name="P1">Paragraph 1</text:p>
      <text:p text:style-name="P1">Paragraph 2</text:p>
      <text:list xml:id="list838234797" text:style-name="L1">
        <text:list-item>
          <text:p text:style-name="P4">Bullet 1</text:p>
        </text:list-item>
        <text:list-item>
          <text:p text:style-name="P4">Bullet 2</text:p>
        </text:list-item>
        <text:list-item>
          <text:p text:style-name="P4">Bullet 3</text:p>
        </text:list-item>
      </text:list>
      <text:p text:style-name="P6"><text:span text:style-name="T3">Paragraph 3</text:span></text:p>
      <text:p text:style-name="P11">Paragraph 4</text:p>
      <text:list xml:id="list3263434372" text:style-name="L2">
        <text:list-item>
          <text:p text:style-name="P5">List 1</text:p>
        </text:list-item>
        <text:list-item>
          <text:p text:style-name="P5">List 2</text:p>
        </text:list-item>
        <text:list-item>
          <text:p text:style-name="P5">List 3</text:p>
        </text:list-item>
      </text:list>
      <text:p text:style-name="P7">Left</text:p>
      <text:p text:style-name="P9">Center</text:p>
      <text:p text:style-name="P8">Right</text:p>
      <text:p text:style-name="P10"><text:span text:style-name="T4">Bold</text:span> <text:span text:style-name="T5">Italic</text:span> <text:span text:style-name="T6">Underline</text:span> <text:span text:style-name="T7">Strikeo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20:38:30.495784965</meta:creation-date>
    <dc:date>2021-05-29T09:33:38.819946127</dc:date>
    <meta:editing-duration>PT6M37S</meta:editing-duration>
    <meta:editing-cycles>5</meta:editing-cycles>
    <meta:generator>LibreOffice/7.0.6.2$Linux_X86_64 LibreOffice_project/00$Build-2</meta:generator>
    <dc:creator>F </dc:creator>
    <meta:document-statistic meta:table-count="0" meta:image-count="0" meta:object-count="0" meta:page-count="1" meta:paragraph-count="17" meta:word-count="40" meta:character-count="172" meta:non-whitespace-character-count="153"/>
  </office:meta>
</office:document-meta>
</file>